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TRANSFIGURATION (9:1-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TRANSFIGURATION (9:1-2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, the source of authority (9:1-9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, the source of authority (9:1-9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men he empowers (9:1-6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men he empowers (9:1-6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individuals (9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instructions (9:1b-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instructions (9:1b-6)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eal all diseases, and cast out demons (9:1b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Preach God's Kingdom (9:2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ravel fast and light (9:3-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men he empowers (9:1-6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individuals (9:1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instructions (9:1b-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, the source of authority (9:1-9)<text:s text:c="1"/></text:span><text:span text:style-name="a562" text:class-names=""/></text:p>
          </draw:text-box>
          <svg:title/>
          <svg:desc/>
        </draw:frame>
        <draw:frame draw:id="id103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men he empowers (9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misunderstanding he encounters (9:7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EVENTS PRECEDING THE TRANSFIGURATION (9:1-27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esus, the source of authority (9:1-9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Jesus, the supplier of food (9:10-17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esus, the supplier of food (9:10-17):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carcity of food (9:10-1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urplus of food (9:15-1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EVENTS PRECEDING THE TRANSFIGURATION (9:1-27)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Jesus, the source of authority (9:1-9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Jesus, the supplier of food (9:10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esus, the Son of God (9:18-27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1" draw:style-name="a623" draw:master-page-name="Master1-Layout13-twoColTx-Title-and-2-Column-Text" presentation:presentation-page-layout-name="Master1-PPL13" draw:id="Slide-266">
        <draw:frame draw:id="id110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esus, the Son of God (9:18-27)<text:s text:c="1"/></text:span><text:span text:style-name="a625" text:class-names=""/></text:p>
          </draw:text-box>
          <svg:title/>
          <svg:desc/>
        </draw:frame>
        <draw:frame draw:id="id111" presentation:style-name="a640" draw:name="Text Placeholder 2" svg:x="1.38021in" svg:y="2in" svg:width="4.61632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quest (9:1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umors (9:1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recognition (9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  <draw:frame draw:id="id112" presentation:style-name="a656" draw:name="Text Placeholder 3" svg:x="6.16319in" svg:y="2in" svg:width="4.61632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restriction (9:2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jection and resurrection (9:22-2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requirements (9:24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return (9:27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EVENTS PRECEDING THE TRANSFIGURATION (9:1-2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Jesus, the source of authority (9:1-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Jesus, the supplier of food (9:10-17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Jesus, the Son of God (9:18-27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LUKE 9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EVENTS PRECEDING THE TRANSFIGURATION (9:1-27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EVENTS DURING THE TRANSFIGURATION (9:28-36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4" draw:style-name="a690" draw:master-page-name="Master1-Layout12-tx-Title-and-Text" presentation:presentation-page-layout-name="Master1-PPL12" draw:id="Slide-269">
        <draw:frame draw:id="id117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EVENTS DURING THE TRANSFIGURATION (9:28-36)<text:s text:c="1"/></text:span><text:span text:style-name="a692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disciples (9:2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details (9:29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-title-Title-Slide" presentation:presentation-page-layout-name="Master1-PPL1" draw:id="Slide-270">
        <draw:frame draw:id="id119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details (9:29-36)<text:s text:c="1"/></text:span><text:span text:style-name="a707" text:class-names=""/></text:p>
          </draw:text-box>
          <svg:title/>
          <svg:desc/>
        </draw:frame>
        <draw:frame draw:id="id120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What they see (9:29-32)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What they see (9:29-32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splendor of the Messiah (9:29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plendor of two men (9:30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details (9:29-36)<text:s text:c="1"/></text:span><text:span text:style-name="a732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What they see (9:29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What they say (9:3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What they hear (9:34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18" draw:style-name="a748" draw:master-page-name="Master1-Layout12-tx-Title-and-Text" presentation:presentation-page-layout-name="Master1-PPL12" draw:id="Slide-273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EVENTS DURING THE TRANSFIGURATION (9:28-36)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disciples (9:28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details (9:29-3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19" draw:style-name="a763" draw:master-page-name="Master1-Layout12-tx-Title-and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9</text:span><text:span text:style-name="a765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EVENTS PRECEDING THE TRANSFIGURATION (9:1-27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EVENTS DURING THE TRANSFIGURATION (9:28-36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EVENTS FOLLOWING THE TRANSFIGURATION (9:37-62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EVENTS FOLLOWING THE TRANSFIGURATION (9:37-62)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Jesus and a desperate father (9:37-42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-title-Title-Slide" presentation:presentation-page-layout-name="Master1-PPL1" draw:id="Slide-276">
        <draw:frame draw:id="id131" presentation:style-name="a795" draw:name="Title 1" svg:x="1.38in" svg:y="0.83in" svg:width="10.3in" svg:height="4.42in" presentation:class="title" presentation:placeholder="false">
          <draw:text-box>
            <text:p text:style-name="a794" text:class-names="" text:cond-style-name=""><text:span text:style-name="a792" text:class-names=""><text:s text:c="1"/>Jesus and a desperate father (9:37-42)<text:s text:c="1"/></text:span><text:span text:style-name="a793" text:class-names=""/></text:p>
          </draw:text-box>
          <svg:title/>
          <svg:desc/>
        </draw:frame>
        <draw:frame draw:id="id132" presentation:style-name="a800" draw:name="Subtitle 2" svg:x="1.38in" svg:y="5.25in" svg:width="10.3in" svg:height="1.85in" presentation:class="subtitle" presentation:placeholder="false">
          <draw:text-box>
            <text:p text:style-name="a797" text:class-names="" text:cond-style-name=""><text:span text:style-name="a796" text:class-names=""><text:s text:c="1"/>The victims (9:37-40)<text:s text:c="1"/></text:span></text:p>
            <text:p text:style-name="a799" text:class-names="" text:cond-style-name=""><text:span text:style-name="a798" text:class-names=""/></text:p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victims (9:37-40)<text:s text:c="1"/></text:span><text:span text:style-name="a803" text:class-names=""/></text:p>
          </draw:text-box>
          <svg:title/>
          <svg:desc/>
        </draw:frame>
        <draw:frame draw:id="id134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heartbroken father (9:37-3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helpless son (9:3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hopeless disciples (9:40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35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Jesus and a desperate father (9:37-42)<text:s text:c="1"/></text:span><text:span text:style-name="a821" text:class-names=""/></text:p>
          </draw:text-box>
          <svg:title/>
          <svg:desc/>
        </draw:frame>
        <draw:frame draw:id="id136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victims (9:37-40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victor (9:41-42): Jesus rebukes the demon and heals the boy.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37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EVENTS FOLLOWING THE TRANSFIGURATION (9:37-62)<text:s text:c="1"/></text:span><text:span text:style-name="a836" text:class-names=""/></text:p>
          </draw:text-box>
          <svg:title/>
          <svg:desc/>
        </draw:frame>
        <draw:frame draw:id="id138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Jesus and a desperate father (9:37-42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Jesus and the twelve disciples (9:43-5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5" draw:style-name="a849" draw:master-page-name="Master1-Layout12-tx-Title-and-Text" presentation:presentation-page-layout-name="Master1-PPL12" draw:id="Slide-280">
        <draw:frame draw:id="id139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<text:s text:c="1"/>Jesus and the twelve disciples (9:43-50)<text:s text:c="1"/></text:span><text:span text:style-name="a851" text:class-names=""/></text:p>
          </draw:text-box>
          <svg:title/>
          <svg:desc/>
        </draw:frame>
        <draw:frame draw:id="id140" presentation:style-name="a863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<text:s text:c="1"/>He talks to them about suffering (9:43-45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He talks about spiritual greatness (9:46-4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6" draw:style-name="a864" draw:master-page-name="Master1-Layout12-tx-Title-and-Text" presentation:presentation-page-layout-name="Master1-PPL12" draw:id="Slide-281">
        <draw:frame draw:id="id141" presentation:style-name="a868" draw:name="Title 1" svg:x="1.38in" svg:y="0.4in" svg:width="10.6in" svg:height="1.44965in" presentation:class="title" presentation:placeholder="false">
          <draw:text-box>
            <text:p text:style-name="a867" text:class-names="" text:cond-style-name=""><text:span text:style-name="a865" text:class-names=""><text:s text:c="1"/>He talks about spiritual greatness (9:46-48)<text:s text:c="1"/></text:span><text:span text:style-name="a866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<text:s text:c="1"/>The illustration (9:46-4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application (9:48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7" draw:style-name="a879" draw:master-page-name="Master1-Layout12-tx-Title-and-Text" presentation:presentation-page-layout-name="Master1-PPL12" draw:id="Slide-282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Jesus and the twelve disciples (9:43-50)<text:s text:c="1"/></text:span><text:span text:style-name="a881" text:class-names=""/></text:p>
          </draw:text-box>
          <svg:title/>
          <svg:desc/>
        </draw:frame>
        <draw:frame draw:id="id144" presentation:style-name="a896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e talks to them about suffering (9:43-4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 talks about spiritual greatness (9:46-48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He talks about sectarianism (9:49-50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8" draw:style-name="a897" draw:master-page-name="Master1-Layout12-tx-Title-and-Text" presentation:presentation-page-layout-name="Master1-PPL12" draw:id="Slide-283">
        <draw:frame draw:id="id14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<text:s text:c="1"/>He talks about sectarianism (9:49-50).<text:s text:c="1"/></text:span><text:span text:style-name="a899" text:class-names=""/></text:p>
          </draw:text-box>
          <svg:title/>
          <svg:desc/>
        </draw:frame>
        <draw:frame draw:id="id146" presentation:style-name="a911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John to Jesus (9:49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Jesus to John (9:50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9" draw:style-name="a912" draw:master-page-name="Master1-Layout12-tx-Title-and-Text" presentation:presentation-page-layout-name="Master1-PPL12" draw:id="Slide-284">
        <draw:frame draw:id="id147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<text:s text:c="1"/>Jesus and the twelve disciples (9:43-50)<text:s text:c="1"/></text:span><text:span text:style-name="a914" text:class-names=""/></text:p>
          </draw:text-box>
          <svg:title/>
          <svg:desc/>
        </draw:frame>
        <draw:frame draw:id="id148" presentation:style-name="a929" draw:name="Text Placeholder 2" svg:x="1.38in" svg:y="2in" svg:width="9.4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He talks to them about suffering (9:43-4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He talks about spiritual greatness (9:46-48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He talks about sectarianism (9:49-50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0" draw:style-name="a930" draw:master-page-name="Master1-Layout12-tx-Title-and-Text" presentation:presentation-page-layout-name="Master1-PPL12" draw:id="Slide-285">
        <draw:frame draw:id="id149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EVENTS FOLLOWING THE TRANSFIGURATION (9:37-62)<text:s text:c="1"/></text:span><text:span text:style-name="a932" text:class-names=""/></text:p>
          </draw:text-box>
          <svg:title/>
          <svg:desc/>
        </draw:frame>
        <draw:frame draw:id="id150" presentation:style-name="a947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<text:s text:c="1"/>Jesus and a desperate father (9:37-42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Jesus and the twelve disciples (9:43-50)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Jesus and the Samaritans (9:51-56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1" draw:style-name="a948" draw:master-page-name="Master1-Layout12-tx-Title-and-Text" presentation:presentation-page-layout-name="Master1-PPL12" draw:id="Slide-286">
        <draw:frame draw:id="id151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<text:s text:c="1"/>Jesus and the Samaritans (9:51-56)<text:s text:c="1"/></text:span><text:span text:style-name="a950" text:class-names=""/></text:p>
          </draw:text-box>
          <svg:title/>
          <svg:desc/>
        </draw:frame>
        <draw:frame draw:id="id152" presentation:style-name="a965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The rejection of Jesus (9:51-53):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The request to Jesus (9:5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The rebuke by Jesus (9:55-56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/></text:p>
              </text:list-item>
            </text:list>
          </draw:text-box>
          <svg:title/>
          <svg:desc/>
        </draw:frame>
      </draw:page>
      <draw:page draw:name="Slide32" draw:style-name="a966" draw:master-page-name="Master1-Layout12-tx-Title-and-Text" presentation:presentation-page-layout-name="Master1-PPL12" draw:id="Slide-287">
        <draw:frame draw:id="id153" presentation:style-name="a970" draw:name="Title 1" svg:x="1.38in" svg:y="0.4in" svg:width="10.6in" svg:height="1.44965in" presentation:class="title" presentation:placeholder="false">
          <draw:text-box>
            <text:p text:style-name="a969" text:class-names="" text:cond-style-name=""><text:span text:style-name="a967" text:class-names="">EVENTS FOLLOWING THE TRANSFIGURATION (9:37-62)<text:s text:c="1"/></text:span><text:span text:style-name="a968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Jesus and a desperate father (9:37-42)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Jesus and the twelve disciples (9:43-50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Jesus and the Samaritans (9:51-56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Jesus and three would-be disciples (9:57-6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3" draw:style-name="a987" draw:master-page-name="Master1-Layout12-tx-Title-and-Text" presentation:presentation-page-layout-name="Master1-PPL12" draw:id="Slide-288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<text:s text:c="1"/>Jesus and three would-be disciples (9:57-62):<text:s text:c="1"/></text:span><text:span text:style-name="a989" text:class-names=""/></text:p>
          </draw:text-box>
          <svg:title/>
          <svg:desc/>
        </draw:frame>
        <draw:frame draw:id="id156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Hardship keeps the first from becoming Jesus' disciple (9:57-58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Kinship keeps the second and third from becoming Jesus' disciples (9:59-62): One wants to bury his father; the other wants to say good-bye to his family.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4" draw:style-name="a1002" draw:master-page-name="Master1-Layout12-tx-Title-and-Text" presentation:presentation-page-layout-name="Master1-PPL12" draw:id="Slide-289">
        <draw:frame draw:id="id157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EVENTS FOLLOWING THE TRANSFIGURATION (9:37-62)<text:s text:c="1"/></text:span><text:span text:style-name="a1004" text:class-names=""/></text:p>
          </draw:text-box>
          <svg:title/>
          <svg:desc/>
        </draw:frame>
        <draw:frame draw:id="id158" presentation:style-name="a1022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Jesus and a desperate father (9:37-42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Jesus and the twelve disciples (9:43-5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Jesus and the Samaritans (9:51-56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Jesus and three would-be disciples (9:57-62):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</draw:page>
      <draw:page draw:name="Slide35" draw:style-name="a1023" draw:master-page-name="Master1-Layout12-tx-Title-and-Text" presentation:presentation-page-layout-name="Master1-PPL12" draw:id="Slide-290">
        <draw:frame draw:id="id159" presentation:style-name="a1027" draw:name="Title 1" svg:x="1.38in" svg:y="0.4in" svg:width="10.6in" svg:height="1.44965in" presentation:class="title" presentation:placeholder="false">
          <draw:text-box>
            <text:p text:style-name="a1026" text:class-names="" text:cond-style-name=""><text:span text:style-name="a1024" text:class-names="">LUKE 9</text:span><text:span text:style-name="a1025" text:class-names=""/></text:p>
          </draw:text-box>
          <svg:title/>
          <svg:desc/>
        </draw:frame>
        <draw:frame draw:id="id160" presentation:style-name="a1040" draw:name="Text Placeholder 2" svg:x="1.38in" svg:y="2in" svg:width="9.4in" svg:height="4.75868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EVENTS PRECEDING THE TRANSFIGURATION (9:1-27)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VENTS DURING THE TRANSFIGURATION (9:28-36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EVENTS FOLLOWING THE TRANSFIGURATION (9:37-6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9</dc:title>
    <meta:initial-creator>David STRICKLAND</meta:initial-creator>
    <dc:creator>David STRICKLAND</dc:creator>
    <meta:creation-date>2020-02-22T19:29:42Z</meta:creation-date>
    <dc:date>2020-02-22T19:29:42Z</dc:date>
    <meta:template xlink:href="BibleStudy" xlink:type="simple"/>
    <meta:editing-cycles>1</meta:editing-cycles>
    <meta:editing-duration>PT0S</meta:editing-duration>
    <meta:document-statistic meta:paragraph-count="119" meta:word-count="948"/>
  </office:meta>
</office:document-meta>
</file>